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6a9955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dcdcaa" loext:opacity="100%"/>
    </style:style>
    <style:style style:name="T7" style:family="text">
      <style:text-properties fo:color="#c586c0" loext:opacity="100%" style:font-name="Consolas" fo:font-size="10.5pt" fo:font-weight="normal"/>
    </style:style>
    <style:style style:name="T8" style:family="text">
      <style:text-properties style:font-name="Consolas" fo:font-size="10.5pt" fo:font-weight="normal"/>
    </style:style>
    <style:style style:name="T9" style:family="text">
      <style:text-properties fo:color="#808080" loext:opacity="100%" style:font-name="Consolas" fo:font-size="10.5pt" fo:font-weight="normal"/>
    </style:style>
    <style:style style:name="T10" style:family="text">
      <style:text-properties fo:color="#4ec9b0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ce9178" loext:opacity="100%" style:font-name="Consolas" fo:font-size="10.5pt" fo:font-weight="normal"/>
    </style:style>
    <style:style style:name="T14" style:family="text">
      <style:text-properties fo:color="#569cd6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{ <text:span text:style-name="T2">BrowserRouter</text:span> <text:span text:style-name="T1">as</text:span> <text:span text:style-name="T2">Router</text:span>, <text:span text:style-name="T2">Routes</text:span>, <text:span text:style-name="T2">Route</text:span> } <text:span text:style-name="T1">from</text:span> <text:span text:style-name="T3">'react-router-dom'</text:span>;</text:p>
      <text:p text:style-name="P1"><text:span text:style-name="T1">import</text:span> <text:span text:style-name="T2">BarraNavegacion</text:span> <text:span text:style-name="T1">from</text:span> <text:span text:style-name="T3">'./componentes/BarraNavegacion'</text:span>;</text:p>
      <text:p text:style-name="P1"><text:span text:style-name="T1">import</text:span> <text:span text:style-name="T2">AltaIngreso</text:span> <text:span text:style-name="T1">from</text:span> <text:span text:style-name="T3">'./componentes/AltaIngreso'</text:span>;</text:p>
      <text:p text:style-name="P1"><text:span text:style-name="T1">import</text:span> <text:span text:style-name="T2">AltaEgreso</text:span> <text:span text:style-name="T1">from</text:span> <text:span text:style-name="T3">'./componentes/AltaEgreso'</text:span>;</text:p>
      <text:p text:style-name="P1"><text:span text:style-name="T1">import</text:span> <text:span text:style-name="T2">PiePagina</text:span> <text:span text:style-name="T1">from</text:span> <text:span text:style-name="T3">"./componentes/PiePagina"</text:span>; </text:p>
      <text:p text:style-name="P1"><text:span text:style-name="T1">import</text:span> <text:span text:style-name="T2">RegistrarDeuda</text:span> <text:span text:style-name="T1">from</text:span> <text:span text:style-name="T3">'./componentes/RegistrarDeuda'</text:span>;</text:p>
      <text:p text:style-name="P1"><text:span text:style-name="T1">import</text:span> <text:span text:style-name="T2">Informes</text:span> <text:span text:style-name="T1">from</text:span> <text:span text:style-name="T3">'./componentes/Informes'</text:span>;</text:p>
      <text:p text:style-name="P1"><text:span text:style-name="T1">import</text:span> <text:span text:style-name="T2">ResumenGeneral</text:span> <text:span text:style-name="T1">from</text:span> <text:span text:style-name="T3">'./componentes/ResumenGeneral'</text:span>; <text:span text:style-name="T4">// 👈 este es el nuevo componente</text:span></text:p>
      <text:p text:style-name="P2"/>
      <text:p text:style-name="P1"><text:span text:style-name="T1">import</text:span> <text:span text:style-name="T3">'./App.css'</text:span>;</text:p>
      <text:p text:style-name="P2"/>
      <text:p text:style-name="P1"><text:span text:style-name="T5">function</text:span> <text:span text:style-name="T6">App</text:span>() {</text:p>
      <text:p text:style-name="P3">  <text:span text:style-name="T7">return</text:span><text:span text:style-name="T8"> (</text:span></text:p>
      <text:p text:style-name="P3">    <text:span text:style-name="T9">&lt;</text:span><text:span text:style-name="T10">Router</text:span><text:span text:style-name="T9">&gt;</text:span></text:p>
      <text:p text:style-name="P3">      <text:span text:style-name="T9">&lt;</text:span><text:span text:style-name="T10">BarraNavegacion</text:span><text:span text:style-name="T8"> </text:span><text:span text:style-name="T9">/&gt;</text:span></text:p>
      <text:p text:style-name="P3">      <text:span text:style-name="T9">&lt;</text:span><text:span text:style-name="T10">Routes</text:span><text:span text:style-name="T9">&gt;</text:span></text:p>
      <text:p text:style-name="P3">        <text:span text:style-name="T9">&lt;</text:span><text:span text:style-name="T10">Route</text:span><text:span text:style-name="T8"> </text:span><text:span text:style-name="T11">path</text:span><text:span text:style-name="T12">=</text:span><text:span text:style-name="T13">"/"</text:span><text:span text:style-name="T8"> </text:span><text:span text:style-name="T11">element</text:span><text:span text:style-name="T12">=</text:span><text:span text:style-name="T14">{</text:span><text:span text:style-name="T9">&lt;</text:span><text:span text:style-name="T10">ResumenGeneral</text:span><text:span text:style-name="T12"> </text:span><text:span text:style-name="T9">/&gt;</text:span><text:span text:style-name="T14">}</text:span><text:span text:style-name="T8"> </text:span><text:span text:style-name="T9">/&gt;</text:span></text:p>
      <text:p text:style-name="P3">        <text:span text:style-name="T9">&lt;</text:span><text:span text:style-name="T10">Route</text:span><text:span text:style-name="T8"> </text:span><text:span text:style-name="T11">path</text:span><text:span text:style-name="T12">=</text:span><text:span text:style-name="T13">"/alta-ingreso"</text:span><text:span text:style-name="T8"> </text:span><text:span text:style-name="T11">element</text:span><text:span text:style-name="T12">=</text:span><text:span text:style-name="T14">{</text:span><text:span text:style-name="T9">&lt;</text:span><text:span text:style-name="T10">AltaIngreso</text:span><text:span text:style-name="T12"> </text:span><text:span text:style-name="T9">/&gt;</text:span><text:span text:style-name="T14">}</text:span><text:span text:style-name="T8"> </text:span><text:span text:style-name="T9">/&gt;</text:span></text:p>
      <text:p text:style-name="P3">        <text:span text:style-name="T9">&lt;</text:span><text:span text:style-name="T10">Route</text:span><text:span text:style-name="T8"> </text:span><text:span text:style-name="T11">path</text:span><text:span text:style-name="T12">=</text:span><text:span text:style-name="T13">"/alta-egreso"</text:span><text:span text:style-name="T8"> </text:span><text:span text:style-name="T11">element</text:span><text:span text:style-name="T12">=</text:span><text:span text:style-name="T14">{</text:span><text:span text:style-name="T9">&lt;</text:span><text:span text:style-name="T10">AltaEgreso</text:span><text:span text:style-name="T12"> </text:span><text:span text:style-name="T9">/&gt;</text:span><text:span text:style-name="T14">}</text:span><text:span text:style-name="T8"> </text:span><text:span text:style-name="T9">/&gt;</text:span></text:p>
      <text:p text:style-name="P3">        <text:span text:style-name="T9">&lt;</text:span><text:span text:style-name="T10">Route</text:span><text:span text:style-name="T8"> </text:span><text:span text:style-name="T11">path</text:span><text:span text:style-name="T12">=</text:span><text:span text:style-name="T13">"/registrar-deuda"</text:span><text:span text:style-name="T8"> </text:span><text:span text:style-name="T11">element</text:span><text:span text:style-name="T12">=</text:span><text:span text:style-name="T14">{</text:span><text:span text:style-name="T9">&lt;</text:span><text:span text:style-name="T10">RegistrarDeuda</text:span><text:span text:style-name="T12"> </text:span><text:span text:style-name="T9">/&gt;</text:span><text:span text:style-name="T14">}</text:span><text:span text:style-name="T8"> </text:span><text:span text:style-name="T9">/&gt;</text:span></text:p>
      <text:p text:style-name="P3">        <text:span text:style-name="T9">&lt;</text:span><text:span text:style-name="T10">Route</text:span><text:span text:style-name="T8"> </text:span><text:span text:style-name="T11">path</text:span><text:span text:style-name="T12">=</text:span><text:span text:style-name="T13">"/informes"</text:span><text:span text:style-name="T8"> </text:span><text:span text:style-name="T11">element</text:span><text:span text:style-name="T12">=</text:span><text:span text:style-name="T14">{</text:span><text:span text:style-name="T9">&lt;</text:span><text:span text:style-name="T10">Informes</text:span><text:span text:style-name="T12"> </text:span><text:span text:style-name="T9">/&gt;</text:span><text:span text:style-name="T14">}</text:span><text:span text:style-name="T8"> </text:span><text:span text:style-name="T9">/&gt;</text:span></text:p>
      <text:p text:style-name="P3">      <text:span text:style-name="T9">&lt;/</text:span><text:span text:style-name="T10">Routes</text:span><text:span text:style-name="T9">&gt;</text:span></text:p>
      <text:p text:style-name="P3">      <text:span text:style-name="T9">&lt;</text:span><text:span text:style-name="T10">PiePagina</text:span><text:span text:style-name="T8"> </text:span><text:span text:style-name="T9">/&gt;</text:span></text:p>
      <text:p text:style-name="P3">    <text:span text:style-name="T9">&lt;/</text:span><text:span text:style-name="T10">Router</text:span><text:span text:style-name="T9">&gt;</text:span></text:p>
      <text:p text:style-name="P3">  <text:span text:style-name="T8">);</text:span></text:p>
      <text:p text:style-name="P1">}</text:p>
      <text:p text:style-name="P2"/>
      <text:p text:style-name="P1"><text:span text:style-name="T1">export</text:span> <text:span text:style-name="T1">default</text:span> <text:span text:style-name="T6">App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5T14:53:42.226357200</meta:creation-date>
    <dc:date>2025-09-05T14:53:49.524159100</dc:date>
    <meta:editing-duration>PT7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25" meta:word-count="90" meta:character-count="955" meta:non-whitespace-character-count="813"/>
  </office:meta>
</office:document-meta>
</file>